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0.84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Config">
      <style:table-properties table:display="true" style:writing-mode="lr-tb" tableooo:tab-color="#dd0806"/>
    </style:style>
    <style:style style:name="ta2" style:family="table" style:master-page-name="PageStyle_5f_Data">
      <style:table-properties table:display="true" style:writing-mode="lr-tb" tableooo:tab-color="#0000d4"/>
    </style:style>
    <style:style style:name="ta3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4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5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10104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4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8" style:family="table-cell" style:parent-style-name="Default">
      <style:table-cell-properties fo:padding="0.071cm"/>
      <style:map style:condition="cell-content()=[$Data.$AN$6]" style:apply-style-name="Excel_5f_CondFormat_5f_3_5f_1_5f_1" style:base-cell-address="Data.F1001"/>
      <style:map style:condition="cell-content()=[$Data.$AN$7]" style:apply-style-name="Excel_5f_CondFormat_5f_3_5f_1_5f_2" style:base-cell-address="Data.F1001"/>
      <style:map style:condition="cell-content()=[$Data.$AN$8]" style:apply-style-name="Excel_5f_CondFormat_5f_3_5f_1_5f_3" style:base-cell-address="Data.F1001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2" style:family="table-cell" style:parent-style-name="Default" style:data-style-name="N10105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105">
      <style:table-cell-properties fo:padding="0.071cm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61" style:family="table-cell" style:parent-style-name="Default" style:data-style-name="N10105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fo:background-color="transparent" fo:padding="0.071cm"/>
    </style:style>
    <style:style style:name="ce64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10105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">
      <style:table-cell-properties fo:padding="0.071cm"/>
    </style:style>
    <style:style style:name="ce7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 style:data-style-name="N10104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 style:data-style-name="N10104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10104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AM$6:.$AM$18])" table:allow-empty-cell="true" table:display-list="unsorted" table:base-cell-address="Data.E1001">
          <table:error-message table:message-type="stop" table:display="true"/>
        </table:content-validation>
        <table:content-validation table:name="val5" table:condition="of:cell-content-is-in-list([$Data.$AN$6:.$AN$18])" table:allow-empty-cell="true" table:display-list="unsorted" table:base-cell-address="Data.F1001">
          <table:error-message table:message-type="stop" table:display="true"/>
        </table:content-validation>
        <table:content-validation table:name="val6" table:condition="of:cell-content-is-in-list([$Data.$AO$6:.$AO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Config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Name of the project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1744" calcext:value-type="float">
            <text:p>15-abr-14</text:p>
          </table:table-cell>
          <table:table-cell table:style-name="ce18" table:content-validation-name="val3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number-columns-repeated="5" table:default-cell-style-name="ce1"/>
        <table:table-column table:style-name="co4" table:default-cell-style-name="ce1"/>
        <table:table-column table:style-name="co2" table:default-cell-style-name="Default"/>
        <table:table-column table:style-name="co5" table:default-cell-style-name="ce1"/>
        <table:table-column table:style-name="co6" table:default-cell-style-name="ce1"/>
        <table:table-column table:style-name="co5" table:number-columns-repeated="23" table:default-cell-style-name="ce1"/>
        <table:table-column table:style-name="co2" table:number-columns-repeated="6" table:default-cell-style-name="Default"/>
        <table:table-column table:style-name="co2" table:visibility="collapse" table:number-columns-repeated="3" table:default-cell-style-name="ce1"/>
        <table:table-column table:style-name="co2" table:number-columns-repeated="983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57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float" office:value="41744" calcext:value-type="float">
            <text:p>15-abr-14</text:p>
          </table:table-cell>
          <table:table-cell table:style-name="ce43" table:formula="of:=[$Config.C9]" office:value-type="float" office:value="10" calcext:value-type="float">
            <text:p>10</text:p>
          </table:table-cell>
          <table:table-cell table:number-columns-repeated="2"/>
          <table:table-cell table:style-name="ce51" table:formula="of:=IF([.H5]=&quot;&quot;;&quot; &quot;;CHOOSE(WEEKDAY([.H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1" table:formula="of:=IF([.I5]=&quot;&quot;;&quot; &quot;;CHOOSE(WEEKDAY([.I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1" table:formula="of:=IF([.J5]=&quot;&quot;;&quot; &quot;;CHOOSE(WEEKDAY([.J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1" table:formula="of:=IF([.K5]=&quot;&quot;;&quot; &quot;;CHOOSE(WEEKDAY([.K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1" table:formula="of:=IF([.L5]=&quot;&quot;;&quot; &quot;;CHOOSE(WEEKDAY([.L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1" table:formula="of:=IF([.M5]=&quot;&quot;;&quot; &quot;;CHOOSE(WEEKDAY([.M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1" table:formula="of:=IF([.N5]=&quot;&quot;;&quot; &quot;;CHOOSE(WEEKDAY([.N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1" table:formula="of:=IF([.O5]=&quot;&quot;;&quot; &quot;;CHOOSE(WEEKDAY([.O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1" table:formula="of:=IF([.P5]=&quot;&quot;;&quot; &quot;;CHOOSE(WEEKDAY([.P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1" table:formula="of:=IF([.Q5]=&quot;&quot;;&quot; &quot;;CHOOSE(WEEKDAY([.Q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1" table:formula="of:=IF([.R5]=&quot;&quot;;&quot; &quot;;CHOOSE(WEEKDAY([.R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S5]=&quot;&quot;;&quot; &quot;;CHOOSE(WEEKDAY([.S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T5]=&quot;&quot;;&quot; &quot;;CHOOSE(WEEKDAY([.T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U5]=&quot;&quot;;&quot; &quot;;CHOOSE(WEEKDAY([.U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V5]=&quot;&quot;;&quot; &quot;;CHOOSE(WEEKDAY([.V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W5]=&quot;&quot;;&quot; &quot;;CHOOSE(WEEKDAY([.W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X5]=&quot;&quot;;&quot; &quot;;CHOOSE(WEEKDAY([.X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Y5]=&quot;&quot;;&quot; &quot;;CHOOSE(WEEKDAY([.Y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Z5]=&quot;&quot;;&quot; &quot;;CHOOSE(WEEKDAY([.Z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AA5]=&quot;&quot;;&quot; &quot;;CHOOSE(WEEKDAY([.AA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AB5]=&quot;&quot;;&quot; &quot;;CHOOSE(WEEKDAY([.AB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AC5]=&quot;&quot;;&quot; &quot;;CHOOSE(WEEKDAY([.AC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AD5]=&quot;&quot;;&quot; &quot;;CHOOSE(WEEKDAY([.AD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1" table:formula="of:=IF([.AE5]=&quot;&quot;;&quot; &quot;;CHOOSE(WEEKDAY([.AE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60"/>
          <table:table-cell table:number-columns-repeated="992"/>
        </table:table-row>
        <table:table-row table:style-name="ro4">
          <table:table-cell table:style-name="ce31" table:number-columns-repeated="7"/>
          <table:table-cell table:style-name="ce52" table:formula="of:=[$Config.B9]" office:value-type="float" office:value="41744" calcext:value-type="float">
            <text:p>15-abr</text:p>
          </table:table-cell>
          <table:table-cell table:style-name="ce52" table:formula="of:=IF(AND([.H5]&lt;DIA.LAB([.$D$4];[.$E$4])-1;[.H5]&lt;&gt;0);DIA.LAB([.H5];1;[$Config.$D$14:.$D$25]);&quot;&quot;)" office:value-type="float" office:value="41745" calcext:value-type="float">
            <text:p>16-abr</text:p>
          </table:table-cell>
          <table:table-cell table:style-name="ce52" table:formula="of:=IF(AND([.I5]&lt;DIA.LAB([.$D$4];[.$E$4])-1;[.I5]&lt;&gt;0);DIA.LAB([.I5];1;[$Config.$D$14:.$D$25]);&quot;&quot;)" office:value-type="float" office:value="41746" calcext:value-type="float">
            <text:p>17-abr</text:p>
          </table:table-cell>
          <table:table-cell table:style-name="ce52" table:formula="of:=IF(AND([.J5]&lt;DIA.LAB([.$D$4];[.$E$4])-1;[.J5]&lt;&gt;0);DIA.LAB([.J5];1;[$Config.$D$14:.$D$25]);&quot;&quot;)" office:value-type="float" office:value="41747" calcext:value-type="float">
            <text:p>18-abr</text:p>
          </table:table-cell>
          <table:table-cell table:style-name="ce52" table:formula="of:=IF(AND([.K5]&lt;DIA.LAB([.$D$4];[.$E$4])-1;[.K5]&lt;&gt;0);DIA.LAB([.K5];1;[$Config.$D$14:.$D$25]);&quot;&quot;)" office:value-type="float" office:value="41750" calcext:value-type="float">
            <text:p>21-abr</text:p>
          </table:table-cell>
          <table:table-cell table:style-name="ce52" table:formula="of:=IF(AND([.L5]&lt;DIA.LAB([.$D$4];[.$E$4])-1;[.L5]&lt;&gt;0);DIA.LAB([.L5];1;[$Config.$D$14:.$D$25]);&quot;&quot;)" office:value-type="float" office:value="41751" calcext:value-type="float">
            <text:p>22-abr</text:p>
          </table:table-cell>
          <table:table-cell table:style-name="ce52" table:formula="of:=IF(AND([.M5]&lt;DIA.LAB([.$D$4];[.$E$4])-1;[.M5]&lt;&gt;0);DIA.LAB([.M5];1;[$Config.$D$14:.$D$25]);&quot;&quot;)" office:value-type="float" office:value="41752" calcext:value-type="float">
            <text:p>23-abr</text:p>
          </table:table-cell>
          <table:table-cell table:style-name="ce52" table:formula="of:=IF(AND([.N5]&lt;DIA.LAB([.$D$4];[.$E$4])-1;[.N5]&lt;&gt;0);DIA.LAB([.N5];1;[$Config.$D$14:.$D$25]);&quot;&quot;)" office:value-type="float" office:value="41753" calcext:value-type="float">
            <text:p>24-abr</text:p>
          </table:table-cell>
          <table:table-cell table:style-name="ce52" table:formula="of:=IF(AND([.O5]&lt;DIA.LAB([.$D$4];[.$E$4])-1;[.O5]&lt;&gt;0);DIA.LAB([.O5];1;[$Config.$D$14:.$D$25]);&quot;&quot;)" office:value-type="float" office:value="41754" calcext:value-type="float">
            <text:p>25-abr</text:p>
          </table:table-cell>
          <table:table-cell table:style-name="ce52" table:formula="of:=IF(AND([.P5]&lt;DIA.LAB([.$D$4];[.$E$4])-1;[.P5]&lt;&gt;0);DIA.LAB([.P5];1;[$Config.$D$14:.$D$25]);&quot;&quot;)" office:value-type="float" office:value="41757" calcext:value-type="float">
            <text:p>28-abr</text:p>
          </table:table-cell>
          <table:table-cell table:style-name="ce52" table:formula="of:=IF(AND([.Q5]&lt;DIA.LAB([.$D$4];[.$E$4])-1;[.Q5]&lt;&gt;0);DIA.LAB([.Q5];1;[$Config.$D$14:.$D$25]);&quot;&quot;)">
            <text:p/>
          </table:table-cell>
          <table:table-cell table:style-name="ce52" table:formula="of:=IF(AND([.R5]&lt;DIA.LAB([.$D$4];[.$E$4])-1;[.R5]&lt;&gt;0);DIA.LAB([.R5];1;[$Config.$D$14:.$D$25]);&quot;&quot;)">
            <text:p/>
          </table:table-cell>
          <table:table-cell table:style-name="ce52" table:formula="of:=IF(AND([.S5]&lt;DIA.LAB([.$D$4];[.$E$4])-1;[.S5]&lt;&gt;0);DIA.LAB([.S5];1;[$Config.$D$14:.$D$25]);&quot;&quot;)">
            <text:p/>
          </table:table-cell>
          <table:table-cell table:style-name="ce52" table:formula="of:=IF(AND([.T5]&lt;DIA.LAB([.$D$4];[.$E$4])-1;[.T5]&lt;&gt;0);DIA.LAB([.T5];1;[$Config.$D$14:.$D$25]);&quot;&quot;)">
            <text:p/>
          </table:table-cell>
          <table:table-cell table:style-name="ce52" table:formula="of:=IF(AND([.U5]&lt;DIA.LAB([.$D$4];[.$E$4])-1;[.U5]&lt;&gt;0);DIA.LAB([.U5];1;[$Config.$D$14:.$D$25]);&quot;&quot;)">
            <text:p/>
          </table:table-cell>
          <table:table-cell table:style-name="ce52" table:formula="of:=IF(AND([.V5]&lt;DIA.LAB([.$D$4];[.$E$4])-1;[.V5]&lt;&gt;0);DIA.LAB([.V5];1;[$Config.$D$14:.$D$25]);&quot;&quot;)">
            <text:p/>
          </table:table-cell>
          <table:table-cell table:style-name="ce52" table:formula="of:=IF(AND([.W5]&lt;DIA.LAB([.$D$4];[.$E$4])-1;[.W5]&lt;&gt;0);DIA.LAB([.W5];1;[$Config.$D$14:.$D$25]);&quot;&quot;)">
            <text:p/>
          </table:table-cell>
          <table:table-cell table:style-name="ce52" table:formula="of:=IF(AND([.X5]&lt;DIA.LAB([.$D$4];[.$E$4])-1;[.X5]&lt;&gt;0);DIA.LAB([.X5];1;[$Config.$D$14:.$D$25]);&quot;&quot;)">
            <text:p/>
          </table:table-cell>
          <table:table-cell table:style-name="ce52" table:formula="of:=IF(AND([.Y5]&lt;DIA.LAB([.$D$4];[.$E$4])-1;[.Y5]&lt;&gt;0);DIA.LAB([.Y5];1;[$Config.$D$14:.$D$25]);&quot;&quot;)">
            <text:p/>
          </table:table-cell>
          <table:table-cell table:style-name="ce52" table:formula="of:=IF(AND([.Z5]&lt;DIA.LAB([.$D$4];[.$E$4])-1;[.Z5]&lt;&gt;0);DIA.LAB([.Z5];1;[$Config.$D$14:.$D$25]);&quot;&quot;)">
            <text:p/>
          </table:table-cell>
          <table:table-cell table:style-name="ce52" table:formula="of:=IF(AND([.AA5]&lt;DIA.LAB([.$D$4];[.$E$4])-1;[.AA5]&lt;&gt;0);DIA.LAB([.AA5];1;[$Config.$D$14:.$D$25]);&quot;&quot;)">
            <text:p/>
          </table:table-cell>
          <table:table-cell table:style-name="ce52" table:formula="of:=IF(AND([.AB5]&lt;DIA.LAB([.$D$4];[.$E$4])-1;[.AB5]&lt;&gt;0);DIA.LAB([.AB5];1;[$Config.$D$14:.$D$25]);&quot;&quot;)">
            <text:p/>
          </table:table-cell>
          <table:table-cell table:style-name="ce52" table:formula="of:=IF(AND([.AC5]&lt;DIA.LAB([.$D$4];[.$E$4])-1;[.AC5]&lt;&gt;0);DIA.LAB([.AC5];1;[$Config.$D$14:.$D$25]);&quot;&quot;)">
            <text:p/>
          </table:table-cell>
          <table:table-cell table:style-name="ce52" table:formula="of:=IF(AND([.AD5]&lt;DIA.LAB([.$D$4];[.$E$4])-1;[.AD5]&lt;&gt;0);DIA.LAB([.AD5];1;[$Config.$D$14:.$D$25]);&quot;&quot;)">
            <text:p/>
          </table:table-cell>
          <table:table-cell table:style-name="ce61"/>
          <table:table-cell table:style-name="ce31" table:number-columns-repeated="992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6"/>
          <table:table-cell table:style-name="ce53"/>
          <table:table-cell table:style-name="ce53" table:formula="of:=COUNTIF([.I10:.I1002];&quot;&gt;0&quot;)" office:value-type="float" office:value="0" calcext:value-type="float">
            <text:p>0</text:p>
          </table:table-cell>
          <table:table-cell table:style-name="ce53" table:formula="of:=COUNTIF([.J10:.J1002];&quot;&gt;0&quot;)" office:value-type="float" office:value="0" calcext:value-type="float">
            <text:p>0</text:p>
          </table:table-cell>
          <table:table-cell table:style-name="ce53" table:formula="of:=COUNTIF([.K10:.K1002];&quot;&gt;0&quot;)" office:value-type="float" office:value="0" calcext:value-type="float">
            <text:p>0</text:p>
          </table:table-cell>
          <table:table-cell table:style-name="ce53" table:formula="of:=COUNTIF([.L10:.L1002];&quot;&gt;0&quot;)" office:value-type="float" office:value="0" calcext:value-type="float">
            <text:p>0</text:p>
          </table:table-cell>
          <table:table-cell table:style-name="ce53" table:formula="of:=COUNTIF([.M10:.M1002];&quot;&gt;0&quot;)" office:value-type="float" office:value="0" calcext:value-type="float">
            <text:p>0</text:p>
          </table:table-cell>
          <table:table-cell table:style-name="ce53" table:formula="of:=COUNTIF([.N10:.N1002];&quot;&gt;0&quot;)" office:value-type="float" office:value="0" calcext:value-type="float">
            <text:p>0</text:p>
          </table:table-cell>
          <table:table-cell table:style-name="ce53" table:formula="of:=COUNTIF([.O10:.O1002];&quot;&gt;0&quot;)" office:value-type="float" office:value="0" calcext:value-type="float">
            <text:p>0</text:p>
          </table:table-cell>
          <table:table-cell table:style-name="ce53" table:formula="of:=COUNTIF([.P10:.P1002];&quot;&gt;0&quot;)" office:value-type="float" office:value="0" calcext:value-type="float">
            <text:p>0</text:p>
          </table:table-cell>
          <table:table-cell table:style-name="ce53" table:formula="of:=COUNTIF([.Q10:.Q1002];&quot;&gt;0&quot;)" office:value-type="float" office:value="0" calcext:value-type="float">
            <text:p>0</text:p>
          </table:table-cell>
          <table:table-cell table:style-name="ce53" table:formula="of:=COUNTIF([.R10:.R1002];&quot;&gt;0&quot;)" office:value-type="float" office:value="0" calcext:value-type="float">
            <text:p>0</text:p>
          </table:table-cell>
          <table:table-cell table:style-name="ce53" table:formula="of:=COUNTIF([.S10:.S1002];&quot;&gt;0&quot;)" office:value-type="float" office:value="0" calcext:value-type="float">
            <text:p>0</text:p>
          </table:table-cell>
          <table:table-cell table:style-name="ce53" table:formula="of:=COUNTIF([.T10:.T1002];&quot;&gt;0&quot;)" office:value-type="float" office:value="0" calcext:value-type="float">
            <text:p>0</text:p>
          </table:table-cell>
          <table:table-cell table:style-name="ce53" table:formula="of:=COUNTIF([.U10:.U1002];&quot;&gt;0&quot;)" office:value-type="float" office:value="0" calcext:value-type="float">
            <text:p>0</text:p>
          </table:table-cell>
          <table:table-cell table:style-name="ce53" table:formula="of:=COUNTIF([.V10:.V1002];&quot;&gt;0&quot;)" office:value-type="float" office:value="0" calcext:value-type="float">
            <text:p>0</text:p>
          </table:table-cell>
          <table:table-cell table:style-name="ce53" table:formula="of:=COUNTIF([.W10:.W1002];&quot;&gt;0&quot;)" office:value-type="float" office:value="0" calcext:value-type="float">
            <text:p>0</text:p>
          </table:table-cell>
          <table:table-cell table:style-name="ce53" table:formula="of:=COUNTIF([.X10:.X1002];&quot;&gt;0&quot;)" office:value-type="float" office:value="0" calcext:value-type="float">
            <text:p>0</text:p>
          </table:table-cell>
          <table:table-cell table:style-name="ce53" table:formula="of:=COUNTIF([.Y10:.Y1002];&quot;&gt;0&quot;)" office:value-type="float" office:value="0" calcext:value-type="float">
            <text:p>0</text:p>
          </table:table-cell>
          <table:table-cell table:style-name="ce53" table:formula="of:=COUNTIF([.Z10:.Z1002];&quot;&gt;0&quot;)" office:value-type="float" office:value="0" calcext:value-type="float">
            <text:p>0</text:p>
          </table:table-cell>
          <table:table-cell table:style-name="ce53" table:formula="of:=COUNTIF([.AA10:.AA1002];&quot;&gt;0&quot;)" office:value-type="float" office:value="0" calcext:value-type="float">
            <text:p>0</text:p>
          </table:table-cell>
          <table:table-cell table:style-name="ce53" table:formula="of:=COUNTIF([.AB10:.AB1002];&quot;&gt;0&quot;)" office:value-type="float" office:value="0" calcext:value-type="float">
            <text:p>0</text:p>
          </table:table-cell>
          <table:table-cell table:style-name="ce53" table:formula="of:=COUNTIF([.AC10:.AC1002];&quot;&gt;0&quot;)" office:value-type="float" office:value="0" calcext:value-type="float">
            <text:p>0</text:p>
          </table:table-cell>
          <table:table-cell table:style-name="ce53" table:formula="of:=COUNTIF([.AD10:.AD1002];&quot;&gt;0&quot;)" office:value-type="float" office:value="0" calcext:value-type="float">
            <text:p>0</text:p>
          </table:table-cell>
          <table:table-cell table:style-name="ce53" table:formula="of:=COUNTIF([.AE10:.AE1002];&quot;&gt;0&quot;)" office:value-type="float" office:value="0" calcext:value-type="float">
            <text:p>0</text:p>
          </table:table-cell>
          <table:table-cell table:style-name="ce62"/>
          <table:table-cell table:style-name="ce31" table:number-columns-repeated="6"/>
          <table:table-cell table:style-name="ce64" table:formula="of:=[$Config.A14]" office:value-type="string" office:string-value="Analysis" calcext:value-type="string">
            <text:p>Analysis</text:p>
          </table:table-cell>
          <table:table-cell table:style-name="ce64" table:formula="of:=[$Config.B14]" office:value-type="string" office:string-value="Pending" calcext:value-type="string">
            <text:p>Pending</text:p>
          </table:table-cell>
          <table:table-cell table:style-name="ce64" table:formula="of:=[$Config.C14]" office:value-type="float" office:value="0" calcext:value-type="float">
            <text:p>0</text:p>
          </table:table-cell>
          <table:table-cell table:style-name="ce31" table:number-columns-repeated="983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49"/>
          <table:table-cell table:style-name="ce54" table:formula="of:=SUM([.H9:.H1002])" office:value-type="float" office:value="14" calcext:value-type="float">
            <text:p>14</text:p>
          </table:table-cell>
          <table:table-cell table:style-name="ce54" table:formula="of:=SUM([.I9:.I1002])" office:value-type="float" office:value="0" calcext:value-type="float">
            <text:p>0</text:p>
          </table:table-cell>
          <table:table-cell table:style-name="ce54" table:formula="of:=SUM([.J9:.J1002])" office:value-type="float" office:value="0" calcext:value-type="float">
            <text:p>0</text:p>
          </table:table-cell>
          <table:table-cell table:style-name="ce54" table:formula="of:=SUM([.K9:.K1002])" office:value-type="float" office:value="0" calcext:value-type="float">
            <text:p>0</text:p>
          </table:table-cell>
          <table:table-cell table:style-name="ce54" table:formula="of:=SUM([.L9:.L1002])" office:value-type="float" office:value="0" calcext:value-type="float">
            <text:p>0</text:p>
          </table:table-cell>
          <table:table-cell table:style-name="ce54" table:formula="of:=SUM([.M9:.M1002])" office:value-type="float" office:value="0" calcext:value-type="float">
            <text:p>0</text:p>
          </table:table-cell>
          <table:table-cell table:style-name="ce54" table:formula="of:=SUM([.N9:.N1002])" office:value-type="float" office:value="0" calcext:value-type="float">
            <text:p>0</text:p>
          </table:table-cell>
          <table:table-cell table:style-name="ce54" table:formula="of:=SUM([.O9:.O1002])" office:value-type="float" office:value="0" calcext:value-type="float">
            <text:p>0</text:p>
          </table:table-cell>
          <table:table-cell table:style-name="ce54" table:formula="of:=SUM([.P9:.P1002])" office:value-type="float" office:value="0" calcext:value-type="float">
            <text:p>0</text:p>
          </table:table-cell>
          <table:table-cell table:style-name="ce54" table:formula="of:=SUM([.Q9:.Q1002])" office:value-type="float" office:value="0" calcext:value-type="float">
            <text:p>0</text:p>
          </table:table-cell>
          <table:table-cell table:style-name="ce54" table:formula="of:=SUM([.R9:.R1002])" office:value-type="float" office:value="0" calcext:value-type="float">
            <text:p>0</text:p>
          </table:table-cell>
          <table:table-cell table:style-name="ce54" table:formula="of:=SUM([.S9:.S1002])" office:value-type="float" office:value="0" calcext:value-type="float">
            <text:p>0</text:p>
          </table:table-cell>
          <table:table-cell table:style-name="ce54" table:formula="of:=SUM([.T9:.T1002])" office:value-type="float" office:value="0" calcext:value-type="float">
            <text:p>0</text:p>
          </table:table-cell>
          <table:table-cell table:style-name="ce54" table:formula="of:=SUM([.U9:.U1002])" office:value-type="float" office:value="0" calcext:value-type="float">
            <text:p>0</text:p>
          </table:table-cell>
          <table:table-cell table:style-name="ce54" table:formula="of:=SUM([.V9:.V1002])" office:value-type="float" office:value="0" calcext:value-type="float">
            <text:p>0</text:p>
          </table:table-cell>
          <table:table-cell table:style-name="ce54" table:formula="of:=SUM([.W9:.W1002])" office:value-type="float" office:value="0" calcext:value-type="float">
            <text:p>0</text:p>
          </table:table-cell>
          <table:table-cell table:style-name="ce54" table:formula="of:=SUM([.X9:.X1002])" office:value-type="float" office:value="0" calcext:value-type="float">
            <text:p>0</text:p>
          </table:table-cell>
          <table:table-cell table:style-name="ce54" table:formula="of:=SUM([.Y9:.Y1002])" office:value-type="float" office:value="0" calcext:value-type="float">
            <text:p>0</text:p>
          </table:table-cell>
          <table:table-cell table:style-name="ce54" table:formula="of:=SUM([.Z9:.Z1002])" office:value-type="float" office:value="0" calcext:value-type="float">
            <text:p>0</text:p>
          </table:table-cell>
          <table:table-cell table:style-name="ce54" table:formula="of:=SUM([.AA9:.AA1002])" office:value-type="float" office:value="0" calcext:value-type="float">
            <text:p>0</text:p>
          </table:table-cell>
          <table:table-cell table:style-name="ce54" table:formula="of:=SUM([.AB9:.AB1002])" office:value-type="float" office:value="0" calcext:value-type="float">
            <text:p>0</text:p>
          </table:table-cell>
          <table:table-cell table:style-name="ce54" table:formula="of:=SUM([.AC9:.AC1002])" office:value-type="float" office:value="0" calcext:value-type="float">
            <text:p>0</text:p>
          </table:table-cell>
          <table:table-cell table:style-name="ce54" table:formula="of:=SUM([.AD9:.AD1002])" office:value-type="float" office:value="0" calcext:value-type="float">
            <text:p>0</text:p>
          </table:table-cell>
          <table:table-cell table:style-name="ce54" table:formula="of:=SUM([.AE9:.AE1002])" office:value-type="float" office:value="0" calcext:value-type="float">
            <text:p>0</text:p>
          </table:table-cell>
          <table:table-cell table:number-columns-repeated="7"/>
          <table:table-cell table:style-name="ce64" table:formula="of:=[$Config.A15]" office:value-type="string" office:string-value="Design" calcext:value-type="string">
            <text:p>Design</text:p>
          </table:table-cell>
          <table:table-cell table:style-name="ce64" table:formula="of:=[$Config.B15]" office:value-type="string" office:string-value="In progress" calcext:value-type="string">
            <text:p>In progress</text:p>
          </table:table-cell>
          <table:table-cell table:style-name="ce64" table:formula="of:=[$Config.C1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0"/>
          <table:table-cell table:style-name="ce55" office:value-type="string" calcext:value-type="string" table:number-columns-spanned="24" table:number-rows-spanned="2">
            <text:p>EFFORT</text:p>
          </table:table-cell>
          <table:covered-table-cell table:number-columns-repeated="23" table:style-name="ce58"/>
          <table:table-cell table:number-columns-repeated="7"/>
          <table:table-cell table:style-name="ce64" table:formula="of:=[$Config.A16]" office:value-type="string" office:string-value="Code" calcext:value-type="string">
            <text:p>Code</text:p>
          </table:table-cell>
          <table:table-cell table:style-name="ce64" table:formula="of:=[$Config.B16]" office:value-type="string" office:string-value="Finished" calcext:value-type="string">
            <text:p>Finished</text:p>
          </table:table-cell>
          <table:table-cell table:style-name="ce64" table:formula="of:=[$Config.C16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24" table:style-name="ce56"/>
          <table:table-cell table:style-name="ce63"/>
          <table:table-cell table:number-columns-repeated="6"/>
          <table:table-cell table:style-name="ce64" table:formula="of:=[$Config.A17]" office:value-type="string" office:string-value="Test" calcext:value-type="string">
            <text:p>Test</text:p>
          </table:table-cell>
          <table:table-cell table:style-name="ce64" table:formula="of:=[$Config.B17]" office:value-type="string" office:string-value="Removed" calcext:value-type="string">
            <text:p>Removed</text:p>
          </table:table-cell>
          <table:table-cell table:style-name="ce64" table:formula="of:=[$Config.C17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4" office:value-type="string" calcext:value-type="string">
            <text:p>Duplicate repository locally. Have a second git project. Make Heroku automatically get data from this repository</text:p>
          </table:table-cell>
          <table:table-cell table:style-name="ce39" office:value-type="string" calcext:value-type="string" table:number-columns-spanned="3" table:number-rows-spanned="1">
            <text:p>Another git for deployment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Design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style-name="ce35" office:value-type="float" office:value="2" calcext:value-type="float">
            <text:p>2</text:p>
          </table:table-cell>
          <table:table-cell table:style-name="ce35" table:number-columns-repeated="11"/>
          <table:table-cell table:style-name="ce35" office:value-type="string" calcext:value-type="string">
            <text:p><text:s/></text:p>
          </table:table-cell>
          <table:table-cell table:style-name="ce35" table:number-columns-repeated="11"/>
          <table:table-cell table:number-columns-repeated="7"/>
          <table:table-cell table:style-name="ce64" table:formula="of:=[$Config.A18]" office:value-type="float" office:value="0" calcext:value-type="float">
            <text:p>0</text:p>
          </table:table-cell>
          <table:table-cell table:style-name="ce64" table:formula="of:=[$Config.B18]" office:value-type="float" office:value="0" calcext:value-type="float">
            <text:p>0</text:p>
          </table:table-cell>
          <table:table-cell table:style-name="ce64" table:formula="of:=[$Config.C18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string" calcext:value-type="string">
            <text:p>Use javascript functions to adapt data from json to dygraphs format</text:p>
          </table:table-cell>
          <table:table-cell table:style-name="ce39" office:value-type="string" calcext:value-type="string" table:number-columns-spanned="3" table:number-rows-spanned="1">
            <text:p>Process data dinamically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Code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style-name="ce35" office:value-type="float" office:value="1" calcext:value-type="float">
            <text:p>1</text:p>
          </table:table-cell>
          <table:table-cell table:style-name="ce35" table:number-columns-repeated="23"/>
          <table:table-cell table:number-columns-repeated="7"/>
          <table:table-cell table:style-name="ce64" table:formula="of:=[$Config.A19]" office:value-type="float" office:value="0" calcext:value-type="float">
            <text:p>0</text:p>
          </table:table-cell>
          <table:table-cell table:style-name="ce64" table:formula="of:=[$Config.B19]" office:value-type="float" office:value="0" calcext:value-type="float">
            <text:p>0</text:p>
          </table:table-cell>
          <table:table-cell table:style-name="ce64" table:formula="of:=[$Config.C19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Default" office:value-type="string" calcext:value-type="string">
            <text:p>possible graphs: authors vs commits, authors and commits for each file</text:p>
          </table:table-cell>
          <table:table-cell table:style-name="Default" office:value-type="string" calcext:value-type="string">
            <text:p>Show some more graphs</text:p>
          </table:table-cell>
          <table:table-cell table:style-name="Default" table:number-columns-repeated="2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office:value-type="float" office:value="4" calcext:value-type="float">
            <text:p>4</text:p>
          </table:table-cell>
          <table:table-cell table:style-name="ce35" table:number-columns-repeated="23"/>
          <table:table-cell table:number-columns-repeated="7"/>
          <table:table-cell table:style-name="ce64" table:formula="of:=[$Config.A20]" office:value-type="float" office:value="0" calcext:value-type="float">
            <text:p>0</text:p>
          </table:table-cell>
          <table:table-cell table:style-name="ce64" table:formula="of:=[$Config.B20]" office:value-type="float" office:value="0" calcext:value-type="float">
            <text:p>0</text:p>
          </table:table-cell>
          <table:table-cell table:style-name="ce64" table:formula="of:=[$Config.C20]" office:value-type="float" office:value="0" calcext:value-type="float">
            <text:p>0</text:p>
          </table:table-cell>
          <table:table-cell table:number-columns-repeated="983"/>
        </table:table-row>
        <table:table-row table:style-name="ro6">
          <table:table-cell table:style-name="ce36" office:value-type="string" calcext:value-type="string">
            <text:p>Investigate if using gridster, jqueryWiii or just Angular to create grids</text:p>
          </table:table-cell>
          <table:table-cell table:style-name="ce40" office:value-type="string" calcext:value-type="string" table:number-columns-spanned="3" table:number-rows-spanned="1">
            <text:p>Use grids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Analysis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style-name="ce35" office:value-type="float" office:value="3" calcext:value-type="float">
            <text:p>3</text:p>
          </table:table-cell>
          <table:table-cell table:style-name="ce35" table:number-columns-repeated="23"/>
          <table:table-cell table:number-columns-repeated="7"/>
          <table:table-cell table:style-name="ce64" table:formula="of:=[$Config.A21]" office:value-type="float" office:value="0" calcext:value-type="float">
            <text:p>0</text:p>
          </table:table-cell>
          <table:table-cell table:style-name="ce64" table:formula="of:=[$Config.B21]" office:value-type="float" office:value="0" calcext:value-type="float">
            <text:p>0</text:p>
          </table:table-cell>
          <table:table-cell table:style-name="ce64" table:formula="of:=[$Config.C21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string" calcext:value-type="string">
            <text:p>Parameters for each graph: time filter, axes titles</text:p>
          </table:table-cell>
          <table:table-cell table:style-name="ce40" office:value-type="string" calcext:value-type="string" table:number-columns-spanned="3" table:number-rows-spanned="1">
            <text:p>Add graphs parameters</text:p>
          </table:table-cell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office:value-type="float" office:value="4" calcext:value-type="float">
            <text:p>4</text:p>
          </table:table-cell>
          <table:table-cell table:style-name="ce35" table:number-columns-repeated="23"/>
          <table:table-cell table:number-columns-repeated="7"/>
          <table:table-cell table:style-name="ce64" table:formula="of:=[$Config.A22]" office:value-type="float" office:value="0" calcext:value-type="float">
            <text:p>0</text:p>
          </table:table-cell>
          <table:table-cell table:style-name="ce64" table:formula="of:=[$Config.B22]" office:value-type="float" office:value="0" calcext:value-type="float">
            <text:p>0</text:p>
          </table:table-cell>
          <table:table-cell table:style-name="ce64" table:formula="of:=[$Config.C22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7"/>
          <table:table-cell table:style-name="ce64" table:formula="of:=[$Config.A23]" office:value-type="float" office:value="0" calcext:value-type="float">
            <text:p>0</text:p>
          </table:table-cell>
          <table:table-cell table:style-name="ce64" table:formula="of:=[$Config.B23]" office:value-type="float" office:value="0" calcext:value-type="float">
            <text:p>0</text:p>
          </table:table-cell>
          <table:table-cell table:style-name="ce64" table:formula="of:=[$Config.C23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7"/>
          <table:table-cell table:style-name="ce64" table:formula="of:=[$Config.A24]" office:value-type="float" office:value="0" calcext:value-type="float">
            <text:p>0</text:p>
          </table:table-cell>
          <table:table-cell table:style-name="ce64" table:formula="of:=[$Config.B24]" office:value-type="float" office:value="0" calcext:value-type="float">
            <text:p>0</text:p>
          </table:table-cell>
          <table:table-cell table:style-name="ce64" table:formula="of:=[$Config.C2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7"/>
          <table:table-cell table:style-name="ce64" table:formula="of:=[$Config.A25]" office:value-type="float" office:value="0" calcext:value-type="float">
            <text:p>0</text:p>
          </table:table-cell>
          <table:table-cell table:style-name="ce64" table:formula="of:=[$Config.B25]" office:value-type="float" office:value="0" calcext:value-type="float">
            <text:p>0</text:p>
          </table:table-cell>
          <table:table-cell table:style-name="ce64" table:formula="of:=[$Config.C2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7"/>
          <table:table-cell table:style-name="ce64" table:formula="of:=[$Config.G14]" office:value-type="float" office:value="0" calcext:value-type="float">
            <text:p>0</text:p>
          </table:table-cell>
          <table:table-cell table:style-name="ce64" table:formula="of:=[$Config.H14]" office:value-type="float" office:value="0" calcext:value-type="float">
            <text:p>0</text:p>
          </table:table-cell>
          <table:table-cell table:style-name="ce64" table:formula="of:=[$Config.I1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9"/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5"/>
          <table:table-cell table:style-name="ce59"/>
          <table:table-cell table:style-name="ce35" table:number-columns-repeated="18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4"/>
          <table:table-cell table:style-name="ce48" table:content-validation-name="val5"/>
          <table:table-cell table:content-validation-name="val6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Config.$A$1" table:cell-range-address="$Config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AN$6]" calcext:base-cell-address="Data.F1001"/>
            <calcext:condition calcext:apply-style-name="Excel_CondFormat_3_1_2" calcext:value="=[$Data.$AN$7]" calcext:base-cell-address="Data.F1001"/>
            <calcext:condition calcext:apply-style-name="Excel_CondFormat_3_1_3" calcext:value="=[$Data.$AN$8]" calcext:base-cell-address="Data.F1001"/>
          </calcext:conditional-format>
          <calcext:conditional-format calcext:target-range-address="Data.H4:Data.AF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0:Data.F510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3">
        <table:table-column table:style-name="co2" table:default-cell-style-name="Default"/>
        <table:table-column table:style-name="co7" table:number-columns-repeated="24" table:default-cell-style-name="ce1"/>
        <table:table-column table:style-name="co2" table:number-columns-repeated="999" table:default-cell-style-name="Default"/>
        <table:table-row table:style-name="ro1">
          <table:table-cell table:number-columns-repeated="2"/>
          <table:table-cell table:style-name="ce72"/>
          <table:table-cell table:style-name="ce75"/>
          <table:table-cell table:style-name="ce76"/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3"/>
          <table:covered-table-cell table:style-name="ce77"/>
          <table:table-cell/>
          <table:table-cell table:style-name="ce79" office:value-type="string" calcext:value-type="string" table:number-columns-spanned="2" table:number-rows-spanned="1">
            <text:p>SPRINT</text:p>
          </table:table-cell>
          <table:covered-table-cell table:style-name="ce80"/>
          <table:table-cell table:style-name="ce81" office:value-type="string" calcext:value-type="string" table:number-columns-spanned="2" table:number-rows-spanned="1">
            <text:p>START</text:p>
          </table:table-cell>
          <table:covered-table-cell table:style-name="ce80"/>
          <table:table-cell table:style-name="ce83" office:value-type="string" calcext:value-type="string" table:number-columns-spanned="2" table:number-rows-spanned="1">
            <text:p>DAYS</text:p>
          </table:table-cell>
          <table:covered-table-cell table:style-name="ce83"/>
          <table:table-cell table:number-columns-repeated="1001"/>
        </table:table-row>
        <table:table-row table:style-name="ro1">
          <table:table-cell/>
          <table:table-cell table:style-name="ce68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4"/>
          <table:covered-table-cell table:style-name="ce78"/>
          <table:table-cell/>
          <table:table-cell table:style-name="ce68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68"/>
          <table:table-cell table:style-name="ce82" table:formula="of:=[$Config.B9]" office:value-type="float" office:value="41744" calcext:value-type="float" table:number-columns-spanned="2" table:number-rows-spanned="1">
            <text:p>15-abr-14</text:p>
          </table:table-cell>
          <table:covered-table-cell table:style-name="ce68"/>
          <table:table-cell table:style-name="ce84" table:formula="of:=[$Config.C9]" office:value-type="float" office:value="10" calcext:value-type="float" table:number-columns-spanned="2" table:number-rows-spanned="1">
            <text:p>10</text:p>
          </table:table-cell>
          <table:covered-table-cell table:style-name="ce68"/>
          <table:table-cell table:number-columns-repeated="1001"/>
        </table:table-row>
        <table:table-row table:style-name="ro1">
          <table:table-cell table:number-columns-repeated="2"/>
          <table:table-cell table:style-name="ce72"/>
          <table:table-cell table:style-name="ce75"/>
          <table:table-cell table:style-name="ce76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1" draw:text-style-name="P1" svg:width="20.497cm" svg:height="6.492cm" svg:x="2.033cm" svg:y="0.035cm">
              <draw:object draw:notify-on-update-of-ranges="Data.H5:Data.AE5 Config.A1:Config.A1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2"/>
          <table:table-cell table:style-name="ce75"/>
          <table:table-cell table:style-name="ce76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1" draw:text-style-name="P1" svg:width="20.495cm" svg:height="6.493cm" svg:x="2.067cm" svg:y="0.035cm">
              <draw:object draw:notify-on-update-of-ranges="Data.H5:Data.AE5 Config.A1:Config.A1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1" draw:text-style-name="P1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5"/>
          <table:table-cell table:style-name="ce69" table:formula="of:=[$Data.H5]" office:value-type="float" office:value="41744" calcext:value-type="float">
            <text:p>15-abr</text:p>
          </table:table-cell>
          <table:table-cell table:style-name="ce69" table:formula="of:=[$Data.I5]" office:value-type="float" office:value="41745" calcext:value-type="float">
            <text:p>16-abr</text:p>
          </table:table-cell>
          <table:table-cell table:style-name="ce69" table:formula="of:=[$Data.J5]" office:value-type="float" office:value="41746" calcext:value-type="float">
            <text:p>17-abr</text:p>
          </table:table-cell>
          <table:table-cell table:style-name="ce69" table:formula="of:=[$Data.K5]" office:value-type="float" office:value="41747" calcext:value-type="float">
            <text:p>18-abr</text:p>
          </table:table-cell>
          <table:table-cell table:style-name="ce69" table:formula="of:=[$Data.L5]" office:value-type="float" office:value="41750" calcext:value-type="float">
            <text:p>21-abr</text:p>
          </table:table-cell>
          <table:table-cell table:style-name="ce69" table:formula="of:=[$Data.M5]" office:value-type="float" office:value="41751" calcext:value-type="float">
            <text:p>22-abr</text:p>
          </table:table-cell>
          <table:table-cell table:style-name="ce69" table:formula="of:=[$Data.N5]" office:value-type="float" office:value="41752" calcext:value-type="float">
            <text:p>23-abr</text:p>
          </table:table-cell>
          <table:table-cell table:style-name="ce69" table:formula="of:=[$Data.O5]" office:value-type="float" office:value="41753" calcext:value-type="float">
            <text:p>24-abr</text:p>
          </table:table-cell>
          <table:table-cell table:style-name="ce69" table:formula="of:=[$Data.P5]" office:value-type="float" office:value="41754" calcext:value-type="float">
            <text:p>25-abr</text:p>
          </table:table-cell>
          <table:table-cell table:style-name="ce69" table:formula="of:=[$Data.Q5]" office:value-type="float" office:value="41757" calcext:value-type="float">
            <text:p>28-abr</text:p>
          </table:table-cell>
          <table:table-cell table:style-name="ce69" table:formula="of:=[$Data.R5]">
            <text:p/>
          </table:table-cell>
          <table:table-cell table:style-name="ce69" table:formula="of:=[$Data.S5]">
            <text:p/>
          </table:table-cell>
          <table:table-cell table:style-name="ce69" table:formula="of:=[$Data.T5]">
            <text:p/>
          </table:table-cell>
          <table:table-cell table:style-name="ce69" table:formula="of:=[$Data.U5]">
            <text:p/>
          </table:table-cell>
          <table:table-cell table:style-name="ce69" table:formula="of:=[$Data.V5]">
            <text:p/>
          </table:table-cell>
          <table:table-cell table:style-name="ce69" table:formula="of:=[$Data.W5]">
            <text:p/>
          </table:table-cell>
          <table:table-cell table:style-name="ce69" table:formula="of:=[$Data.X5]">
            <text:p/>
          </table:table-cell>
          <table:table-cell table:style-name="ce69" table:formula="of:=[$Data.Y5]">
            <text:p/>
          </table:table-cell>
          <table:table-cell table:style-name="ce69" table:formula="of:=[$Data.Z5]">
            <text:p/>
          </table:table-cell>
          <table:table-cell table:style-name="ce69" table:formula="of:=[$Data.AA5]">
            <text:p/>
          </table:table-cell>
          <table:table-cell table:style-name="ce69" table:formula="of:=[$Data.AB5]">
            <text:p/>
          </table:table-cell>
          <table:table-cell table:style-name="ce69" table:formula="of:=[$Data.AC5]">
            <text:p/>
          </table:table-cell>
          <table:table-cell table:style-name="ce69" table:formula="of:=[$Data.AD5]">
            <text:p/>
          </table:table-cell>
          <table:table-cell table:style-name="ce69" table:formula="of:=[$Data.AE5]">
            <text:p/>
          </table:table-cell>
          <table:table-cell table:number-columns-repeated="999"/>
        </table:table-row>
        <table:table-row table:style-name="ro1">
          <table:table-cell table:style-name="ce66" table:formula="of:=[$Config.C14]" office:value-type="float" office:value="0" calcext:value-type="float">
            <text:p>0</text:p>
          </table:table-cell>
          <table:table-cell table:style-name="ce70" table:formula="of:=SUMIF([$Data.$G$10:.$G$1002];[.$A58];[$Data.H$10:.H$1002])" office:value-type="float" office:value="0" calcext:value-type="float">
            <text:p>0</text:p>
          </table:table-cell>
          <table:table-cell table:style-name="ce70" table:formula="of:=SUMIF([$Data.$G$10:.$G$1002];[.$A58];[$Data.I$10:.I$1002])" office:value-type="float" office:value="0" calcext:value-type="float">
            <text:p>0</text:p>
          </table:table-cell>
          <table:table-cell table:style-name="ce70" table:formula="of:=SUMIF([$Data.$G$10:.$G$1002];[.$A58];[$Data.J$10:.J$1002])" office:value-type="float" office:value="0" calcext:value-type="float">
            <text:p>0</text:p>
          </table:table-cell>
          <table:table-cell table:style-name="ce70" table:formula="of:=SUMIF([$Data.$G$10:.$G$1002];[.$A58];[$Data.K$10:.K$1002])" office:value-type="float" office:value="0" calcext:value-type="float">
            <text:p>0</text:p>
          </table:table-cell>
          <table:table-cell table:style-name="ce70" table:formula="of:=SUMIF([$Data.$G$10:.$G$1002];[.$A58];[$Data.L$10:.L$1002])" office:value-type="float" office:value="0" calcext:value-type="float">
            <text:p>0</text:p>
          </table:table-cell>
          <table:table-cell table:style-name="ce70" table:formula="of:=SUMIF([$Data.$G$10:.$G$1002];[.$A58];[$Data.M$10:.M$1002])" office:value-type="float" office:value="0" calcext:value-type="float">
            <text:p>0</text:p>
          </table:table-cell>
          <table:table-cell table:style-name="ce70" table:formula="of:=SUMIF([$Data.$G$10:.$G$1002];[.$A58];[$Data.N$10:.N$1002])" office:value-type="float" office:value="0" calcext:value-type="float">
            <text:p>0</text:p>
          </table:table-cell>
          <table:table-cell table:style-name="ce70" table:formula="of:=SUMIF([$Data.$G$10:.$G$1002];[.$A58];[$Data.O$10:.O$1002])" office:value-type="float" office:value="0" calcext:value-type="float">
            <text:p>0</text:p>
          </table:table-cell>
          <table:table-cell table:style-name="ce70" table:formula="of:=SUMIF([$Data.$G$10:.$G$1002];[.$A58];[$Data.P$10:.P$1002])" office:value-type="float" office:value="0" calcext:value-type="float">
            <text:p>0</text:p>
          </table:table-cell>
          <table:table-cell table:style-name="ce70" table:formula="of:=SUMIF([$Data.$G$10:.$G$1002];[.$A58];[$Data.Q$10:.Q$1002])" office:value-type="float" office:value="0" calcext:value-type="float">
            <text:p>0</text:p>
          </table:table-cell>
          <table:table-cell table:style-name="ce70" table:formula="of:=SUMIF([$Data.$G$10:.$G$1002];[.$A58];[$Data.R$10:.R$1002])" office:value-type="float" office:value="0" calcext:value-type="float">
            <text:p>0</text:p>
          </table:table-cell>
          <table:table-cell table:style-name="ce70" table:formula="of:=SUMIF([$Data.$G$10:.$G$1002];[.$A58];[$Data.S$10:.S$1002])" office:value-type="float" office:value="0" calcext:value-type="float">
            <text:p>0</text:p>
          </table:table-cell>
          <table:table-cell table:style-name="ce70" table:formula="of:=SUMIF([$Data.$G$10:.$G$1002];[.$A58];[$Data.T$10:.T$1002])" office:value-type="float" office:value="0" calcext:value-type="float">
            <text:p>0</text:p>
          </table:table-cell>
          <table:table-cell table:style-name="ce70" table:formula="of:=SUMIF([$Data.$G$10:.$G$1002];[.$A58];[$Data.U$10:.U$1002])" office:value-type="float" office:value="0" calcext:value-type="float">
            <text:p>0</text:p>
          </table:table-cell>
          <table:table-cell table:style-name="ce70" table:formula="of:=SUMIF([$Data.$G$10:.$G$1002];[.$A58];[$Data.V$10:.V$1002])" office:value-type="float" office:value="0" calcext:value-type="float">
            <text:p>0</text:p>
          </table:table-cell>
          <table:table-cell table:style-name="ce70" table:formula="of:=SUMIF([$Data.$G$10:.$G$1002];[.$A58];[$Data.W$10:.W$1002])" office:value-type="float" office:value="0" calcext:value-type="float">
            <text:p>0</text:p>
          </table:table-cell>
          <table:table-cell table:style-name="ce70" table:formula="of:=SUMIF([$Data.$G$10:.$G$1002];[.$A58];[$Data.X$10:.X$1002])" office:value-type="float" office:value="0" calcext:value-type="float">
            <text:p>0</text:p>
          </table:table-cell>
          <table:table-cell table:style-name="ce70" table:formula="of:=SUMIF([$Data.$G$10:.$G$1002];[.$A58];[$Data.Y$10:.Y$1002])" office:value-type="float" office:value="0" calcext:value-type="float">
            <text:p>0</text:p>
          </table:table-cell>
          <table:table-cell table:style-name="ce70" table:formula="of:=SUMIF([$Data.$G$10:.$G$1002];[.$A58];[$Data.Z$10:.Z$1002])" office:value-type="float" office:value="0" calcext:value-type="float">
            <text:p>0</text:p>
          </table:table-cell>
          <table:table-cell table:style-name="ce70" table:formula="of:=SUMIF([$Data.$G$10:.$G$1002];[.$A58];[$Data.AA$10:.AA$1002])" office:value-type="float" office:value="0" calcext:value-type="float">
            <text:p>0</text:p>
          </table:table-cell>
          <table:table-cell table:style-name="ce70" table:formula="of:=SUMIF([$Data.$G$10:.$G$1002];[.$A58];[$Data.AB$10:.AB$1002])" office:value-type="float" office:value="0" calcext:value-type="float">
            <text:p>0</text:p>
          </table:table-cell>
          <table:table-cell table:style-name="ce70" table:formula="of:=SUMIF([$Data.$G$10:.$G$1002];[.$A58];[$Data.AC$10:.AC$1002])" office:value-type="float" office:value="0" calcext:value-type="float">
            <text:p>0</text:p>
          </table:table-cell>
          <table:table-cell table:style-name="ce70" table:formula="of:=SUMIF([$Data.$G$10:.$G$1002];[.$A58];[$Data.AD$10:.AD$1002])" office:value-type="float" office:value="0" calcext:value-type="float">
            <text:p>0</text:p>
          </table:table-cell>
          <table:table-cell table:style-name="ce70" table:formula="of:=SUMIF([$Data.$G$10:.$G$1002];[.$A58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5]" office:value-type="float" office:value="0" calcext:value-type="float">
            <text:p>0</text:p>
          </table:table-cell>
          <table:table-cell table:style-name="ce70" table:formula="of:=SUMIF([$Data.$G$10:.$G$1002];[.$A59];[$Data.H$10:.H$1002])" office:value-type="float" office:value="0" calcext:value-type="float">
            <text:p>0</text:p>
          </table:table-cell>
          <table:table-cell table:style-name="ce70" table:formula="of:=SUMIF([$Data.$G$10:.$G$1002];[.$A59];[$Data.I$10:.I$1002])" office:value-type="float" office:value="0" calcext:value-type="float">
            <text:p>0</text:p>
          </table:table-cell>
          <table:table-cell table:style-name="ce70" table:formula="of:=SUMIF([$Data.$G$10:.$G$1002];[.$A59];[$Data.J$10:.J$1002])" office:value-type="float" office:value="0" calcext:value-type="float">
            <text:p>0</text:p>
          </table:table-cell>
          <table:table-cell table:style-name="ce70" table:formula="of:=SUMIF([$Data.$G$10:.$G$1002];[.$A59];[$Data.K$10:.K$1002])" office:value-type="float" office:value="0" calcext:value-type="float">
            <text:p>0</text:p>
          </table:table-cell>
          <table:table-cell table:style-name="ce70" table:formula="of:=SUMIF([$Data.$G$10:.$G$1002];[.$A59];[$Data.L$10:.L$1002])" office:value-type="float" office:value="0" calcext:value-type="float">
            <text:p>0</text:p>
          </table:table-cell>
          <table:table-cell table:style-name="ce70" table:formula="of:=SUMIF([$Data.$G$10:.$G$1002];[.$A59];[$Data.M$10:.M$1002])" office:value-type="float" office:value="0" calcext:value-type="float">
            <text:p>0</text:p>
          </table:table-cell>
          <table:table-cell table:style-name="ce70" table:formula="of:=SUMIF([$Data.$G$10:.$G$1002];[.$A59];[$Data.N$10:.N$1002])" office:value-type="float" office:value="0" calcext:value-type="float">
            <text:p>0</text:p>
          </table:table-cell>
          <table:table-cell table:style-name="ce70" table:formula="of:=SUMIF([$Data.$G$10:.$G$1002];[.$A59];[$Data.O$10:.O$1002])" office:value-type="float" office:value="0" calcext:value-type="float">
            <text:p>0</text:p>
          </table:table-cell>
          <table:table-cell table:style-name="ce70" table:formula="of:=SUMIF([$Data.$G$10:.$G$1002];[.$A59];[$Data.P$10:.P$1002])" office:value-type="float" office:value="0" calcext:value-type="float">
            <text:p>0</text:p>
          </table:table-cell>
          <table:table-cell table:style-name="ce70" table:formula="of:=SUMIF([$Data.$G$10:.$G$1002];[.$A59];[$Data.Q$10:.Q$1002])" office:value-type="float" office:value="0" calcext:value-type="float">
            <text:p>0</text:p>
          </table:table-cell>
          <table:table-cell table:style-name="ce70" table:formula="of:=SUMIF([$Data.$G$10:.$G$1002];[.$A59];[$Data.R$10:.R$1002])" office:value-type="float" office:value="0" calcext:value-type="float">
            <text:p>0</text:p>
          </table:table-cell>
          <table:table-cell table:style-name="ce70" table:formula="of:=SUMIF([$Data.$G$10:.$G$1002];[.$A59];[$Data.S$10:.S$1002])" office:value-type="float" office:value="0" calcext:value-type="float">
            <text:p>0</text:p>
          </table:table-cell>
          <table:table-cell table:style-name="ce70" table:formula="of:=SUMIF([$Data.$G$10:.$G$1002];[.$A59];[$Data.T$10:.T$1002])" office:value-type="float" office:value="0" calcext:value-type="float">
            <text:p>0</text:p>
          </table:table-cell>
          <table:table-cell table:style-name="ce70" table:formula="of:=SUMIF([$Data.$G$10:.$G$1002];[.$A59];[$Data.U$10:.U$1002])" office:value-type="float" office:value="0" calcext:value-type="float">
            <text:p>0</text:p>
          </table:table-cell>
          <table:table-cell table:style-name="ce70" table:formula="of:=SUMIF([$Data.$G$10:.$G$1002];[.$A59];[$Data.V$10:.V$1002])" office:value-type="float" office:value="0" calcext:value-type="float">
            <text:p>0</text:p>
          </table:table-cell>
          <table:table-cell table:style-name="ce70" table:formula="of:=SUMIF([$Data.$G$10:.$G$1002];[.$A59];[$Data.W$10:.W$1002])" office:value-type="float" office:value="0" calcext:value-type="float">
            <text:p>0</text:p>
          </table:table-cell>
          <table:table-cell table:style-name="ce70" table:formula="of:=SUMIF([$Data.$G$10:.$G$1002];[.$A59];[$Data.X$10:.X$1002])" office:value-type="float" office:value="0" calcext:value-type="float">
            <text:p>0</text:p>
          </table:table-cell>
          <table:table-cell table:style-name="ce70" table:formula="of:=SUMIF([$Data.$G$10:.$G$1002];[.$A59];[$Data.Y$10:.Y$1002])" office:value-type="float" office:value="0" calcext:value-type="float">
            <text:p>0</text:p>
          </table:table-cell>
          <table:table-cell table:style-name="ce70" table:formula="of:=SUMIF([$Data.$G$10:.$G$1002];[.$A59];[$Data.Z$10:.Z$1002])" office:value-type="float" office:value="0" calcext:value-type="float">
            <text:p>0</text:p>
          </table:table-cell>
          <table:table-cell table:style-name="ce70" table:formula="of:=SUMIF([$Data.$G$10:.$G$1002];[.$A59];[$Data.AA$10:.AA$1002])" office:value-type="float" office:value="0" calcext:value-type="float">
            <text:p>0</text:p>
          </table:table-cell>
          <table:table-cell table:style-name="ce70" table:formula="of:=SUMIF([$Data.$G$10:.$G$1002];[.$A59];[$Data.AB$10:.AB$1002])" office:value-type="float" office:value="0" calcext:value-type="float">
            <text:p>0</text:p>
          </table:table-cell>
          <table:table-cell table:style-name="ce70" table:formula="of:=SUMIF([$Data.$G$10:.$G$1002];[.$A59];[$Data.AC$10:.AC$1002])" office:value-type="float" office:value="0" calcext:value-type="float">
            <text:p>0</text:p>
          </table:table-cell>
          <table:table-cell table:style-name="ce70" table:formula="of:=SUMIF([$Data.$G$10:.$G$1002];[.$A59];[$Data.AD$10:.AD$1002])" office:value-type="float" office:value="0" calcext:value-type="float">
            <text:p>0</text:p>
          </table:table-cell>
          <table:table-cell table:style-name="ce70" table:formula="of:=SUMIF([$Data.$G$10:.$G$1002];[.$A59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6]" office:value-type="float" office:value="0" calcext:value-type="float">
            <text:p>0</text:p>
          </table:table-cell>
          <table:table-cell table:style-name="ce70" table:formula="of:=SUMIF([$Data.$G$10:.$G$1002];[.$A60];[$Data.H$10:.H$1002])" office:value-type="float" office:value="0" calcext:value-type="float">
            <text:p>0</text:p>
          </table:table-cell>
          <table:table-cell table:style-name="ce70" table:formula="of:=SUMIF([$Data.$G$10:.$G$1002];[.$A60];[$Data.I$10:.I$1002])" office:value-type="float" office:value="0" calcext:value-type="float">
            <text:p>0</text:p>
          </table:table-cell>
          <table:table-cell table:style-name="ce70" table:formula="of:=SUMIF([$Data.$G$10:.$G$1002];[.$A60];[$Data.J$10:.J$1002])" office:value-type="float" office:value="0" calcext:value-type="float">
            <text:p>0</text:p>
          </table:table-cell>
          <table:table-cell table:style-name="ce70" table:formula="of:=SUMIF([$Data.$G$10:.$G$1002];[.$A60];[$Data.K$10:.K$1002])" office:value-type="float" office:value="0" calcext:value-type="float">
            <text:p>0</text:p>
          </table:table-cell>
          <table:table-cell table:style-name="ce70" table:formula="of:=SUMIF([$Data.$G$10:.$G$1002];[.$A60];[$Data.L$10:.L$1002])" office:value-type="float" office:value="0" calcext:value-type="float">
            <text:p>0</text:p>
          </table:table-cell>
          <table:table-cell table:style-name="ce70" table:formula="of:=SUMIF([$Data.$G$10:.$G$1002];[.$A60];[$Data.M$10:.M$1002])" office:value-type="float" office:value="0" calcext:value-type="float">
            <text:p>0</text:p>
          </table:table-cell>
          <table:table-cell table:style-name="ce70" table:formula="of:=SUMIF([$Data.$G$10:.$G$1002];[.$A60];[$Data.N$10:.N$1002])" office:value-type="float" office:value="0" calcext:value-type="float">
            <text:p>0</text:p>
          </table:table-cell>
          <table:table-cell table:style-name="ce70" table:formula="of:=SUMIF([$Data.$G$10:.$G$1002];[.$A60];[$Data.O$10:.O$1002])" office:value-type="float" office:value="0" calcext:value-type="float">
            <text:p>0</text:p>
          </table:table-cell>
          <table:table-cell table:style-name="ce70" table:formula="of:=SUMIF([$Data.$G$10:.$G$1002];[.$A60];[$Data.P$10:.P$1002])" office:value-type="float" office:value="0" calcext:value-type="float">
            <text:p>0</text:p>
          </table:table-cell>
          <table:table-cell table:style-name="ce70" table:formula="of:=SUMIF([$Data.$G$10:.$G$1002];[.$A60];[$Data.Q$10:.Q$1002])" office:value-type="float" office:value="0" calcext:value-type="float">
            <text:p>0</text:p>
          </table:table-cell>
          <table:table-cell table:style-name="ce70" table:formula="of:=SUMIF([$Data.$G$10:.$G$1002];[.$A60];[$Data.R$10:.R$1002])" office:value-type="float" office:value="0" calcext:value-type="float">
            <text:p>0</text:p>
          </table:table-cell>
          <table:table-cell table:style-name="ce70" table:formula="of:=SUMIF([$Data.$G$10:.$G$1002];[.$A60];[$Data.S$10:.S$1002])" office:value-type="float" office:value="0" calcext:value-type="float">
            <text:p>0</text:p>
          </table:table-cell>
          <table:table-cell table:style-name="ce70" table:formula="of:=SUMIF([$Data.$G$10:.$G$1002];[.$A60];[$Data.T$10:.T$1002])" office:value-type="float" office:value="0" calcext:value-type="float">
            <text:p>0</text:p>
          </table:table-cell>
          <table:table-cell table:style-name="ce70" table:formula="of:=SUMIF([$Data.$G$10:.$G$1002];[.$A60];[$Data.U$10:.U$1002])" office:value-type="float" office:value="0" calcext:value-type="float">
            <text:p>0</text:p>
          </table:table-cell>
          <table:table-cell table:style-name="ce70" table:formula="of:=SUMIF([$Data.$G$10:.$G$1002];[.$A60];[$Data.V$10:.V$1002])" office:value-type="float" office:value="0" calcext:value-type="float">
            <text:p>0</text:p>
          </table:table-cell>
          <table:table-cell table:style-name="ce70" table:formula="of:=SUMIF([$Data.$G$10:.$G$1002];[.$A60];[$Data.W$10:.W$1002])" office:value-type="float" office:value="0" calcext:value-type="float">
            <text:p>0</text:p>
          </table:table-cell>
          <table:table-cell table:style-name="ce70" table:formula="of:=SUMIF([$Data.$G$10:.$G$1002];[.$A60];[$Data.X$10:.X$1002])" office:value-type="float" office:value="0" calcext:value-type="float">
            <text:p>0</text:p>
          </table:table-cell>
          <table:table-cell table:style-name="ce70" table:formula="of:=SUMIF([$Data.$G$10:.$G$1002];[.$A60];[$Data.Y$10:.Y$1002])" office:value-type="float" office:value="0" calcext:value-type="float">
            <text:p>0</text:p>
          </table:table-cell>
          <table:table-cell table:style-name="ce70" table:formula="of:=SUMIF([$Data.$G$10:.$G$1002];[.$A60];[$Data.Z$10:.Z$1002])" office:value-type="float" office:value="0" calcext:value-type="float">
            <text:p>0</text:p>
          </table:table-cell>
          <table:table-cell table:style-name="ce70" table:formula="of:=SUMIF([$Data.$G$10:.$G$1002];[.$A60];[$Data.AA$10:.AA$1002])" office:value-type="float" office:value="0" calcext:value-type="float">
            <text:p>0</text:p>
          </table:table-cell>
          <table:table-cell table:style-name="ce70" table:formula="of:=SUMIF([$Data.$G$10:.$G$1002];[.$A60];[$Data.AB$10:.AB$1002])" office:value-type="float" office:value="0" calcext:value-type="float">
            <text:p>0</text:p>
          </table:table-cell>
          <table:table-cell table:style-name="ce70" table:formula="of:=SUMIF([$Data.$G$10:.$G$1002];[.$A60];[$Data.AC$10:.AC$1002])" office:value-type="float" office:value="0" calcext:value-type="float">
            <text:p>0</text:p>
          </table:table-cell>
          <table:table-cell table:style-name="ce70" table:formula="of:=SUMIF([$Data.$G$10:.$G$1002];[.$A60];[$Data.AD$10:.AD$1002])" office:value-type="float" office:value="0" calcext:value-type="float">
            <text:p>0</text:p>
          </table:table-cell>
          <table:table-cell table:style-name="ce70" table:formula="of:=SUMIF([$Data.$G$10:.$G$1002];[.$A60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7]" office:value-type="float" office:value="0" calcext:value-type="float">
            <text:p>0</text:p>
          </table:table-cell>
          <table:table-cell table:style-name="ce70" table:formula="of:=SUMIF([$Data.$G$10:.$G$1002];[.$A61];[$Data.H$10:.H$1002])" office:value-type="float" office:value="0" calcext:value-type="float">
            <text:p>0</text:p>
          </table:table-cell>
          <table:table-cell table:style-name="ce70" table:formula="of:=SUMIF([$Data.$G$10:.$G$1002];[.$A61];[$Data.I$10:.I$1002])" office:value-type="float" office:value="0" calcext:value-type="float">
            <text:p>0</text:p>
          </table:table-cell>
          <table:table-cell table:style-name="ce70" table:formula="of:=SUMIF([$Data.$G$10:.$G$1002];[.$A61];[$Data.J$10:.J$1002])" office:value-type="float" office:value="0" calcext:value-type="float">
            <text:p>0</text:p>
          </table:table-cell>
          <table:table-cell table:style-name="ce70" table:formula="of:=SUMIF([$Data.$G$10:.$G$1002];[.$A61];[$Data.K$10:.K$1002])" office:value-type="float" office:value="0" calcext:value-type="float">
            <text:p>0</text:p>
          </table:table-cell>
          <table:table-cell table:style-name="ce70" table:formula="of:=SUMIF([$Data.$G$10:.$G$1002];[.$A61];[$Data.L$10:.L$1002])" office:value-type="float" office:value="0" calcext:value-type="float">
            <text:p>0</text:p>
          </table:table-cell>
          <table:table-cell table:style-name="ce70" table:formula="of:=SUMIF([$Data.$G$10:.$G$1002];[.$A61];[$Data.M$10:.M$1002])" office:value-type="float" office:value="0" calcext:value-type="float">
            <text:p>0</text:p>
          </table:table-cell>
          <table:table-cell table:style-name="ce70" table:formula="of:=SUMIF([$Data.$G$10:.$G$1002];[.$A61];[$Data.N$10:.N$1002])" office:value-type="float" office:value="0" calcext:value-type="float">
            <text:p>0</text:p>
          </table:table-cell>
          <table:table-cell table:style-name="ce70" table:formula="of:=SUMIF([$Data.$G$10:.$G$1002];[.$A61];[$Data.O$10:.O$1002])" office:value-type="float" office:value="0" calcext:value-type="float">
            <text:p>0</text:p>
          </table:table-cell>
          <table:table-cell table:style-name="ce70" table:formula="of:=SUMIF([$Data.$G$10:.$G$1002];[.$A61];[$Data.P$10:.P$1002])" office:value-type="float" office:value="0" calcext:value-type="float">
            <text:p>0</text:p>
          </table:table-cell>
          <table:table-cell table:style-name="ce70" table:formula="of:=SUMIF([$Data.$G$10:.$G$1002];[.$A61];[$Data.Q$10:.Q$1002])" office:value-type="float" office:value="0" calcext:value-type="float">
            <text:p>0</text:p>
          </table:table-cell>
          <table:table-cell table:style-name="ce70" table:formula="of:=SUMIF([$Data.$G$10:.$G$1002];[.$A61];[$Data.R$10:.R$1002])" office:value-type="float" office:value="0" calcext:value-type="float">
            <text:p>0</text:p>
          </table:table-cell>
          <table:table-cell table:style-name="ce70" table:formula="of:=SUMIF([$Data.$G$10:.$G$1002];[.$A61];[$Data.S$10:.S$1002])" office:value-type="float" office:value="0" calcext:value-type="float">
            <text:p>0</text:p>
          </table:table-cell>
          <table:table-cell table:style-name="ce70" table:formula="of:=SUMIF([$Data.$G$10:.$G$1002];[.$A61];[$Data.T$10:.T$1002])" office:value-type="float" office:value="0" calcext:value-type="float">
            <text:p>0</text:p>
          </table:table-cell>
          <table:table-cell table:style-name="ce70" table:formula="of:=SUMIF([$Data.$G$10:.$G$1002];[.$A61];[$Data.U$10:.U$1002])" office:value-type="float" office:value="0" calcext:value-type="float">
            <text:p>0</text:p>
          </table:table-cell>
          <table:table-cell table:style-name="ce70" table:formula="of:=SUMIF([$Data.$G$10:.$G$1002];[.$A61];[$Data.V$10:.V$1002])" office:value-type="float" office:value="0" calcext:value-type="float">
            <text:p>0</text:p>
          </table:table-cell>
          <table:table-cell table:style-name="ce70" table:formula="of:=SUMIF([$Data.$G$10:.$G$1002];[.$A61];[$Data.W$10:.W$1002])" office:value-type="float" office:value="0" calcext:value-type="float">
            <text:p>0</text:p>
          </table:table-cell>
          <table:table-cell table:style-name="ce70" table:formula="of:=SUMIF([$Data.$G$10:.$G$1002];[.$A61];[$Data.X$10:.X$1002])" office:value-type="float" office:value="0" calcext:value-type="float">
            <text:p>0</text:p>
          </table:table-cell>
          <table:table-cell table:style-name="ce70" table:formula="of:=SUMIF([$Data.$G$10:.$G$1002];[.$A61];[$Data.Y$10:.Y$1002])" office:value-type="float" office:value="0" calcext:value-type="float">
            <text:p>0</text:p>
          </table:table-cell>
          <table:table-cell table:style-name="ce70" table:formula="of:=SUMIF([$Data.$G$10:.$G$1002];[.$A61];[$Data.Z$10:.Z$1002])" office:value-type="float" office:value="0" calcext:value-type="float">
            <text:p>0</text:p>
          </table:table-cell>
          <table:table-cell table:style-name="ce70" table:formula="of:=SUMIF([$Data.$G$10:.$G$1002];[.$A61];[$Data.AA$10:.AA$1002])" office:value-type="float" office:value="0" calcext:value-type="float">
            <text:p>0</text:p>
          </table:table-cell>
          <table:table-cell table:style-name="ce70" table:formula="of:=SUMIF([$Data.$G$10:.$G$1002];[.$A61];[$Data.AB$10:.AB$1002])" office:value-type="float" office:value="0" calcext:value-type="float">
            <text:p>0</text:p>
          </table:table-cell>
          <table:table-cell table:style-name="ce70" table:formula="of:=SUMIF([$Data.$G$10:.$G$1002];[.$A61];[$Data.AC$10:.AC$1002])" office:value-type="float" office:value="0" calcext:value-type="float">
            <text:p>0</text:p>
          </table:table-cell>
          <table:table-cell table:style-name="ce70" table:formula="of:=SUMIF([$Data.$G$10:.$G$1002];[.$A61];[$Data.AD$10:.AD$1002])" office:value-type="float" office:value="0" calcext:value-type="float">
            <text:p>0</text:p>
          </table:table-cell>
          <table:table-cell table:style-name="ce70" table:formula="of:=SUMIF([$Data.$G$10:.$G$1002];[.$A61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8]" office:value-type="float" office:value="0" calcext:value-type="float">
            <text:p>0</text:p>
          </table:table-cell>
          <table:table-cell table:style-name="ce70" table:formula="of:=SUMIF([$Data.$G$10:.$G$1002];[.$A62];[$Data.H$10:.H$1002])" office:value-type="float" office:value="0" calcext:value-type="float">
            <text:p>0</text:p>
          </table:table-cell>
          <table:table-cell table:style-name="ce70" table:formula="of:=SUMIF([$Data.$G$10:.$G$1002];[.$A62];[$Data.I$10:.I$1002])" office:value-type="float" office:value="0" calcext:value-type="float">
            <text:p>0</text:p>
          </table:table-cell>
          <table:table-cell table:style-name="ce70" table:formula="of:=SUMIF([$Data.$G$10:.$G$1002];[.$A62];[$Data.J$10:.J$1002])" office:value-type="float" office:value="0" calcext:value-type="float">
            <text:p>0</text:p>
          </table:table-cell>
          <table:table-cell table:style-name="ce70" table:formula="of:=SUMIF([$Data.$G$10:.$G$1002];[.$A62];[$Data.K$10:.K$1002])" office:value-type="float" office:value="0" calcext:value-type="float">
            <text:p>0</text:p>
          </table:table-cell>
          <table:table-cell table:style-name="ce70" table:formula="of:=SUMIF([$Data.$G$10:.$G$1002];[.$A62];[$Data.L$10:.L$1002])" office:value-type="float" office:value="0" calcext:value-type="float">
            <text:p>0</text:p>
          </table:table-cell>
          <table:table-cell table:style-name="ce70" table:formula="of:=SUMIF([$Data.$G$10:.$G$1002];[.$A62];[$Data.M$10:.M$1002])" office:value-type="float" office:value="0" calcext:value-type="float">
            <text:p>0</text:p>
          </table:table-cell>
          <table:table-cell table:style-name="ce70" table:formula="of:=SUMIF([$Data.$G$10:.$G$1002];[.$A62];[$Data.N$10:.N$1002])" office:value-type="float" office:value="0" calcext:value-type="float">
            <text:p>0</text:p>
          </table:table-cell>
          <table:table-cell table:style-name="ce70" table:formula="of:=SUMIF([$Data.$G$10:.$G$1002];[.$A62];[$Data.O$10:.O$1002])" office:value-type="float" office:value="0" calcext:value-type="float">
            <text:p>0</text:p>
          </table:table-cell>
          <table:table-cell table:style-name="ce70" table:formula="of:=SUMIF([$Data.$G$10:.$G$1002];[.$A62];[$Data.P$10:.P$1002])" office:value-type="float" office:value="0" calcext:value-type="float">
            <text:p>0</text:p>
          </table:table-cell>
          <table:table-cell table:style-name="ce70" table:formula="of:=SUMIF([$Data.$G$10:.$G$1002];[.$A62];[$Data.Q$10:.Q$1002])" office:value-type="float" office:value="0" calcext:value-type="float">
            <text:p>0</text:p>
          </table:table-cell>
          <table:table-cell table:style-name="ce70" table:formula="of:=SUMIF([$Data.$G$10:.$G$1002];[.$A62];[$Data.R$10:.R$1002])" office:value-type="float" office:value="0" calcext:value-type="float">
            <text:p>0</text:p>
          </table:table-cell>
          <table:table-cell table:style-name="ce70" table:formula="of:=SUMIF([$Data.$G$10:.$G$1002];[.$A62];[$Data.S$10:.S$1002])" office:value-type="float" office:value="0" calcext:value-type="float">
            <text:p>0</text:p>
          </table:table-cell>
          <table:table-cell table:style-name="ce70" table:formula="of:=SUMIF([$Data.$G$10:.$G$1002];[.$A62];[$Data.T$10:.T$1002])" office:value-type="float" office:value="0" calcext:value-type="float">
            <text:p>0</text:p>
          </table:table-cell>
          <table:table-cell table:style-name="ce70" table:formula="of:=SUMIF([$Data.$G$10:.$G$1002];[.$A62];[$Data.U$10:.U$1002])" office:value-type="float" office:value="0" calcext:value-type="float">
            <text:p>0</text:p>
          </table:table-cell>
          <table:table-cell table:style-name="ce70" table:formula="of:=SUMIF([$Data.$G$10:.$G$1002];[.$A62];[$Data.V$10:.V$1002])" office:value-type="float" office:value="0" calcext:value-type="float">
            <text:p>0</text:p>
          </table:table-cell>
          <table:table-cell table:style-name="ce70" table:formula="of:=SUMIF([$Data.$G$10:.$G$1002];[.$A62];[$Data.W$10:.W$1002])" office:value-type="float" office:value="0" calcext:value-type="float">
            <text:p>0</text:p>
          </table:table-cell>
          <table:table-cell table:style-name="ce70" table:formula="of:=SUMIF([$Data.$G$10:.$G$1002];[.$A62];[$Data.X$10:.X$1002])" office:value-type="float" office:value="0" calcext:value-type="float">
            <text:p>0</text:p>
          </table:table-cell>
          <table:table-cell table:style-name="ce70" table:formula="of:=SUMIF([$Data.$G$10:.$G$1002];[.$A62];[$Data.Y$10:.Y$1002])" office:value-type="float" office:value="0" calcext:value-type="float">
            <text:p>0</text:p>
          </table:table-cell>
          <table:table-cell table:style-name="ce70" table:formula="of:=SUMIF([$Data.$G$10:.$G$1002];[.$A62];[$Data.Z$10:.Z$1002])" office:value-type="float" office:value="0" calcext:value-type="float">
            <text:p>0</text:p>
          </table:table-cell>
          <table:table-cell table:style-name="ce70" table:formula="of:=SUMIF([$Data.$G$10:.$G$1002];[.$A62];[$Data.AA$10:.AA$1002])" office:value-type="float" office:value="0" calcext:value-type="float">
            <text:p>0</text:p>
          </table:table-cell>
          <table:table-cell table:style-name="ce70" table:formula="of:=SUMIF([$Data.$G$10:.$G$1002];[.$A62];[$Data.AB$10:.AB$1002])" office:value-type="float" office:value="0" calcext:value-type="float">
            <text:p>0</text:p>
          </table:table-cell>
          <table:table-cell table:style-name="ce70" table:formula="of:=SUMIF([$Data.$G$10:.$G$1002];[.$A62];[$Data.AC$10:.AC$1002])" office:value-type="float" office:value="0" calcext:value-type="float">
            <text:p>0</text:p>
          </table:table-cell>
          <table:table-cell table:style-name="ce70" table:formula="of:=SUMIF([$Data.$G$10:.$G$1002];[.$A62];[$Data.AD$10:.AD$1002])" office:value-type="float" office:value="0" calcext:value-type="float">
            <text:p>0</text:p>
          </table:table-cell>
          <table:table-cell table:style-name="ce70" table:formula="of:=SUMIF([$Data.$G$10:.$G$1002];[.$A62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1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Graphs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Graphs.$I$6" table:expression="COUNTIF([.I10:.I1002];&quot;&gt;0&quot;)"/>
        <table:named-expression table:name="SHARED_FORMULA_8_6_8_6_2" table:base-cell-address="$Graphs.$I$7" table:expression="SUM([.I9:.I1002])"/>
      </table:named-expressions>
      <table:database-ranges>
        <table:database-range table:name="__Anonymous_Sheet_DB__1" table:target-range-address="Data.A9:Data.G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12P2" style:volatile="true">
      <number:text> €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14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Sí</number:text>
    </number:number-style>
    <number:number-style style:name="N127P1" style:volatile="true">
      <number:text>Sí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Verdadero</number:text>
    </number:number-style>
    <number:number-style style:name="N128P1" style:volatile="true">
      <number:text>Verdadero</number:text>
    </number:number-style>
    <number:number-style style:name="N128">
      <number:text>Fals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vado</number:text>
    </number:number-style>
    <number:number-style style:name="N129P1" style:volatile="true">
      <number:text>Activado</number:text>
    </number:number-style>
    <number:number-style style:name="N129">
      <number:text>Desactivado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gt;=0" style:apply-style-name="N10104P0"/>
    </number:text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9:04:17</meta:creation-date>
    <dc:date>2014-04-15T19:37:55.131806357</dc:date>
    <meta:print-date>2008-03-02T14:03:16</meta:print-date>
    <meta:document-statistic meta:table-count="3" meta:cell-count="353" meta:object-count="3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include-hidden-cells="false" chart:treat-empty-cells="use-zero" chart:series-source="rows"/>
    </style:style>
    <style:style style:name="ch5" style:family="chart" style:data-style-name="N10105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95cm" svg:y="0.353cm" chart:style-name="ch2">
          <text:p>Effot Graphic</text:p>
        </chart:title>
        <chart:legend svg:x="16.093cm" svg:y="0.71cm" style:legend-expansion="custom" chartooo:width="3.457cm" chartooo:height="0.564cm" style:legend-expansion-aspect-ratio="6.12943262411348" chart:style-name="ch3"/>
        <chart:plot-area chart:style-name="ch4" table:cell-range-address="Data.H5:Data.AE5 Config.A1:Config.A1 Data.H7:Data.AE7" chart:data-source-has-labels="both" svg:x="1.565cm" svg:y="1.345cm" svg:width="18.408cm" svg:height="5.035cm">
          <chartooo:coordinate-region svg:x="2.288cm" svg:y="1.584cm" svg:width="17.685cm" svg:height="3.703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541cm" svg:y="1.163cm" chart:style-name="ch7">
              <text:p>Remaining working hours</text:p>
            </chart:title>
            <chart:grid chart:style-name="ch8" chart:class="major"/>
          </chart:axis>
          <chart:series chart:style-name="ch9" chart:values-cell-range-address="Data.H7:Data.AE7" chart:label-cell-address="Config.A1:Config.A1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44">
                <text:p>41740</text:p>
                <draw:g>
                  <svg:desc>Data.H5:Data.AE5</svg:desc>
                </draw:g>
              </table:table-cell>
              <table:table-cell office:value-type="float" office:value="41745">
                <text:p>41750</text:p>
              </table:table-cell>
              <table:table-cell office:value-type="float" office:value="41746">
                <text:p>41750</text:p>
              </table:table-cell>
              <table:table-cell office:value-type="float" office:value="41747">
                <text:p>41750</text:p>
              </table:table-cell>
              <table:table-cell office:value-type="float" office:value="41750">
                <text:p>41750</text:p>
              </table:table-cell>
              <table:table-cell office:value-type="float" office:value="41751">
                <text:p>41750</text:p>
              </table:table-cell>
              <table:table-cell office:value-type="float" office:value="41752">
                <text:p>41750</text:p>
              </table:table-cell>
              <table:table-cell office:value-type="float" office:value="41753">
                <text:p>41750</text:p>
              </table:table-cell>
              <table:table-cell office:value-type="float" office:value="41754">
                <text:p>41750</text:p>
              </table:table-cell>
              <table:table-cell office:value-type="float" office:value="41757">
                <text:p>417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nfig.A1:Config.A1</svg:desc>
                </draw:g>
              </table:table-cell>
              <table:table-cell office:value-type="float" office:value="14">
                <text:p>14</text:p>
                <draw:g>
                  <svg:desc>Data.H7:Data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5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19cm" svg:y="0.353cm" chart:style-name="ch2">
          <text:p>Tasks Graphic</text:p>
        </chart:title>
        <chart:legend svg:x="15.967cm" svg:y="0.634cm" style:legend-expansion="custom" chartooo:width="3.774cm" chartooo:height="0.564cm" style:legend-expansion-aspect-ratio="6.69148936170213" chart:style-name="ch3"/>
        <chart:plot-area chart:style-name="ch4" table:cell-range-address="Data.H5:Data.AE6 Config.A1:Config.A1" chart:data-source-has-labels="both" svg:x="1.49cm" svg:y="1.236cm" svg:width="18.501cm" svg:height="5.023cm">
          <chartooo:coordinate-region svg:x="2.213cm" svg:y="1.475cm" svg:width="17.778cm" svg:height="3.691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316cm" svg:y="1.774cm" chart:style-name="ch7">
              <text:p>Remaining Taks   </text:p>
            </chart:title>
            <chart:grid chart:class="major"/>
          </chart:axis>
          <chart:series chart:style-name="ch8" chart:values-cell-range-address="Data.H6:Data.AE6" chart:label-cell-address="Config.A1:Config.A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44">
                <text:p>41740</text:p>
                <draw:g>
                  <svg:desc>Data.H5:Data.AE5</svg:desc>
                </draw:g>
              </table:table-cell>
              <table:table-cell office:value-type="float" office:value="41745">
                <text:p>41750</text:p>
              </table:table-cell>
              <table:table-cell office:value-type="float" office:value="41746">
                <text:p>41750</text:p>
              </table:table-cell>
              <table:table-cell office:value-type="float" office:value="41747">
                <text:p>41750</text:p>
              </table:table-cell>
              <table:table-cell office:value-type="float" office:value="41750">
                <text:p>41750</text:p>
              </table:table-cell>
              <table:table-cell office:value-type="float" office:value="41751">
                <text:p>41750</text:p>
              </table:table-cell>
              <table:table-cell office:value-type="float" office:value="41752">
                <text:p>41750</text:p>
              </table:table-cell>
              <table:table-cell office:value-type="float" office:value="41753">
                <text:p>41750</text:p>
              </table:table-cell>
              <table:table-cell office:value-type="float" office:value="41754">
                <text:p>41750</text:p>
              </table:table-cell>
              <table:table-cell office:value-type="float" office:value="41757">
                <text:p>417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nfig.A1:Config.A1</svg:desc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ch1" style:family="chart">
      <style:graphic-properties draw:stroke="solid" svg:stroke-color="#80808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5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90" draw:fill-color="#00009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x" chart:symbol-width="0.176cm" chart:symbol-height="0.176cm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sterisk" chart:symbol-width="0.176cm" chart:symbol-height="0.176cm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c0c0c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21cm" svg:y="0.353cm" chart:style-name="ch2">
          <text:p>Members Graphic</text:p>
        </chart:title>
        <chart:legend svg:x="0.667cm" svg:y="0.526cm" style:legend-expansion="custom" chartooo:width="2.01cm" chartooo:height="6.032cm" style:legend-expansion-aspect-ratio="0.333222811671087" chart:style-name="ch3"/>
        <chart:plot-area chart:style-name="ch4" table:cell-range-address="Graphs.A57:Graphs.Y62" chart:data-source-has-labels="both" svg:x="3.907cm" svg:y="1.23cm" svg:width="16.436cm" svg:height="5.067cm">
          <chartooo:coordinate-region svg:x="4.367cm" svg:y="1.403cm" svg:width="15.976cm" svg:height="4.102cm"/>
          <chart:axis chart:dimension="x" chart:name="primary-x" chart:style-name="ch5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6">
            <chart:title svg:x="3.084cm" svg:y="0.758cm" chart:style-name="ch7">
              <text:p>Remaining Working Hours</text:p>
            </chart:title>
            <chart:grid chart:class="major"/>
          </chart:axis>
          <chart:series chart:style-name="ch8" chart:values-cell-range-address="Graphs.B58:Graphs.Y58" chart:label-cell-address="Graphs.A58:Graphs.A58" chart:class="chart:line">
            <chart:data-point chart:repeated="24"/>
          </chart:series>
          <chart:series chart:style-name="ch9" chart:values-cell-range-address="Graphs.B59:Graphs.Y59" chart:label-cell-address="Graphs.A59:Graphs.A59" chart:class="chart:line">
            <chart:data-point chart:repeated="24"/>
          </chart:series>
          <chart:series chart:style-name="ch10" chart:values-cell-range-address="Graphs.B60:Graphs.Y60" chart:label-cell-address="Graphs.A60:Graphs.A60" chart:class="chart:line">
            <chart:data-point chart:repeated="24"/>
          </chart:series>
          <chart:series chart:style-name="ch11" chart:values-cell-range-address="Graphs.B61:Graphs.Y61" chart:label-cell-address="Graphs.A61:Graphs.A61" chart:class="chart:line">
            <chart:data-point chart:repeated="24"/>
          </chart:series>
          <chart:series chart:style-name="ch12" chart:values-cell-range-address="Graphs.B62:Graphs.Y62" chart:label-cell-address="Graphs.A62:Graphs.A62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44">
                <text:p>41740</text:p>
                <draw:g>
                  <svg:desc>Graphs.B57:Graphs.Y57</svg:desc>
                </draw:g>
              </table:table-cell>
              <table:table-cell office:value-type="float" office:value="41745">
                <text:p>41750</text:p>
              </table:table-cell>
              <table:table-cell office:value-type="float" office:value="41746">
                <text:p>41750</text:p>
              </table:table-cell>
              <table:table-cell office:value-type="float" office:value="41747">
                <text:p>41750</text:p>
              </table:table-cell>
              <table:table-cell office:value-type="float" office:value="41750">
                <text:p>41750</text:p>
              </table:table-cell>
              <table:table-cell office:value-type="float" office:value="41751">
                <text:p>41750</text:p>
              </table:table-cell>
              <table:table-cell office:value-type="float" office:value="41752">
                <text:p>41750</text:p>
              </table:table-cell>
              <table:table-cell office:value-type="float" office:value="41753">
                <text:p>41750</text:p>
              </table:table-cell>
              <table:table-cell office:value-type="float" office:value="41754">
                <text:p>41750</text:p>
              </table:table-cell>
              <table:table-cell office:value-type="float" office:value="41757">
                <text:p>417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